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Alright, so I have logged in. Let me get the other tasks open.</text:span></text:p>
      <text:p text:style-name="P1"><text:span text:style-name="T1"><text:tab/>(The participants starts reading task 3)</text:span></text:p>
      <text:p text:style-name="P1"><text:span text:style-name="T1"><text:tab/>MODERATOR: Could you please start in task 1?</text:span></text:p>
      <text:p text:style-name="P1"><text:span text:style-name="T1"><text:tab/>(The participants reads the text in the home tab)</text:span></text:p>
      <text:p text:style-name="P1"><text:span text:style-name="T1"><text:s text:c="4"/>1.a Was the information presented enough for you to get an overall understanding of the SERDIF framework?</text:span></text:p>
      <text:p text:style-name="P1"><text:span text:style-name="T1"><text:s text:c="4"/><text:tab/>Okay, yeah that's cool.</text:span></text:p>
      <text:p text:style-name="P1"><text:span text:style-name="T1"><text:s text:c="4"/><text:tab/>Yeah, I think so yeah, It seems pretty sensible </text:span>just to get<text:span text:style-name="T1"> location based data for each patient along with their environmental data.</text:span></text:p>
      <text:p text:style-name="P1"><text:span text:style-name="T1"><text:s text:c="4"/><text:tab/>I mean it seems fine.</text:span></text:p>
      <text:p text:style-name="P1"><text:span text:style-name="T1"><text:s text:c="4"/>1.b If not, what information would you add?</text:span></text:p>
      <text:p text:style-name="P1"><text:span text:style-name="T1"><text:s text:c="4"/><text:tab/>The one thing I would change is that you keep using the word scientific data, which is kind of broad, </text:span>so something<text:span text:style-name="T1"> more specific like environmental data or what the environmental data actually is. I would just change instead of scientific data just say environmental data or something a bit more specific.</text:span></text:p>
      <text:p text:style-name="P1"><text:span text:style-name="T1">2 Login with the credentials provided in the invitation email.</text:span></text:p>
      <text:p text:style-name="P1"><text:span text:style-name="T1"><text:tab/>I have already done that.</text:span></text:p>
      <text:p text:style-name="P1"><text:span text:style-name="T1">3 Submit a query using the input options available in the ‘Query’ tab on the left panel.</text:span></text:p>
      <text:p text:style-name="P1"><text:span text:style-name="T1"><text:s text:c="4"/>3.a Please explain and justify aloud the specific choices that you make.</text:span></text:p>
      <text:p text:style-name="P1"><text:span text:style-name="T1"><text:s text:c="4"/><text:tab/>Here there's the query input options.</text:span></text:p>
      <text:p text:style-name="P1"><text:span text:style-name="T1"><text:s text:c="4"/><text:tab/>Case study, okay so example events in Ireland so I guess this is just test data or something.</text:span></text:p>
      <text:p text:style-name="P1"><text:span text:style-name="T1"><text:s text:c="4"/><text:tab/>Right these are the adjudicated events so let's say that we wanted the high probability events. Oh we can select others, as many as we want. That is good.</text:span></text:p>
      <text:p text:style-name="P1"><text:span text:style-name="T1"><text:s text:c="4"/><text:tab/>Let's just say I want high probability. Maybe one thing I would say is that I would put the event categories in order. So no, possible, high probability and definite. In order of probability if you get me or maybe in reverse. Just to make it a bit more clear.</text:span></text:p>
      <text:p text:style-name="P1"><text:span text:style-name="T1"><text:s text:c="4"/><text:tab/>Let's just say for a moment I want the high probability and definite events. I guess the numbers besides it just represent the number of people it applies to, 154 high probability events 149 definite events.</text:span></text:p>
      <text:p text:style-name="P1"><text:soft-page-break/><text:span text:style-name="T1"><text:s text:c="4"/><text:tab/>Location, this is self explanatory. Let's say I want Dublin. Again, I can input as many as I want.</text:span></text:p>
      <text:p text:style-name="P1"><text:span text:style-name="T1"><text:s text:c="4"/><text:tab/>It may be better to have them in alphabetical order.</text:span></text:p>
      <text:p text:style-name="P1"><text:span text:style-name="T1"><text:s text:c="4"/><text:tab/>Let's just say I want Dublin.</text:span></text:p>
      <text:p text:style-name="P1"><text:span text:style-name="T1"><text:s text:c="4"/><text:tab/>Time window length days, let's say I want a month roughly.</text:span></text:p>
      <text:p text:style-name="P1"><text:span text:style-name="T1"><text:s text:c="4"/><text:tab/>Time window lag, not sure what </text:span>this is<text:span text:style-name="T1"> ... Not sure what the lag would mean. I guess it is from the start of the time window.</text:span></text:p>
      <text:p text:style-name="P1"><text:span text:style-name="T1"><text:s text:c="4"/><text:tab/>The time window tells you how </text:span>many days you<text:span text:style-name="T1"> want to go back and the lag tells you how many days back you want the start time window at.</text:span></text:p>
      <text:p text:style-name="P1"><text:span text:style-name="T1"><text:s text:c="4"/><text:tab/>If I say ten, I guess this means that the time window starts 10 days before the event. I am guessing. That is what I would guess but I am not 100% sure.</text:span></text:p>
      <text:p text:style-name="P1"><text:span text:style-name="T1"><text:s text:c="4"/><text:tab/>Okay, let me read the tasks again. <text:s text:c="3"/><text:tab/></text:span></text:p>
      <text:p text:style-name="P1"><text:span text:style-name="T1"><text:s text:c="4"/>3.b Are the query input options clear to you?</text:span></text:p>
      <text:p text:style-name="P1"><text:span text:style-name="T1"><text:s text:c="4"/><text:tab/>The input options are all pretty clear, except the lag, </text:span>which is<text:span text:style-name="T1"> the only one that would lead to misunderstanding. I don't know </text:span>if my<text:span text:style-name="T1"> interpretation is right but yeah.</text:span></text:p>
      <text:p text:style-name="P1"><text:span text:style-name="T1"><text:s text:c="4"/>3.c Would you add any extra information to get a better understanding?</text:span></text:p>
      <text:p text:style-name="P1"><text:span text:style-name="T1"><text:s text:c="4"/><text:tab/>Again, maybe just making more clear time window lag. It could be obvious to other people but yeah.</text:span></text:p>
      <text:p text:style-name="P1"><text:span text:style-name="T1"><text:s text:c="4"/>3.d After completing all the inputs, please click the ‘Submit’ button once</text:span></text:p>
      <text:p text:style-name="P1"><text:span text:style-name="T1"><text:s text:c="4"/><text:tab/>Oh sorry I did not see the stuff underneath.</text:span></text:p>
      <text:p text:style-name="P1"><text:span text:style-name="T1"><text:tab/><text:tab/>Okay, so I clicked if there was data available ... There are 2 events and 20 environmental data sets. Envo data sets, I am not sure what </text:span>it<text:span text:style-name="T1"> </text:span>means<text:span text:style-name="T1">.</text:span></text:p>
      <text:p text:style-name="P1"><text:span text:style-name="T1"><text:tab/><text:tab/>Okay temporal unit, you can choose from year, </text:span>month<text:span text:style-name="T1">, days or hours. I guess I will go with days.</text:span></text:p>
      <text:p text:style-name="P1"><text:span text:style-name="T1"><text:tab/><text:tab/>Oh okay, I have a little </text:span>tooltip<text:span text:style-name="T1"> there.</text:span></text:p>
      <text:p text:style-name="P1"><text:span text:style-name="T1"><text:tab/><text:tab/>(The participant reads the tool tips from the labels)</text:span></text:p>
      <text:p text:style-name="P1"><text:span text:style-name="T1"><text:tab/><text:tab/>These little </text:span>tooltips<text:span text:style-name="T1"> are nice, maybe you could add one for time window length and lag, just a very brief explanation of what they are. This would be nice.</text:span></text:p>
      <text:p text:style-name="P1"><text:span text:style-name="T1"><text:tab/><text:tab/>I think these are the options I want. Let's say the mean.</text:span></text:p>
      <text:p text:style-name="P1"><text:span text:style-name="T1"><text:tab/><text:tab/>So I guess this is running the query.</text:span></text:p>
      <text:p text:style-name="P1"><text:soft-page-break/><text:span text:style-name="T1">4 Explore the ‘Q1’ tab generated after submitting a query. </text:span></text:p>
      <text:p text:style-name="P1"><text:span text:style-name="T1"><text:s text:c="4"/>4.a Read the information provided in the introductory paragraph.</text:span></text:p>
      <text:p text:style-name="P1"><text:span text:style-name="T1"><text:s text:c="4"/><text:tab/>(The participant reads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The participant reads the column headings of the data provenance table)</text:span></text:p>
      <text:p text:style-name="P1"><text:span text:style-name="T1"><text:s text:c="5"/><text:tab/><text:tab/>Met data okay.</text:span></text:p>
      <text:p text:style-name="P1"><text:span text:style-name="T1"><text:s text:c="8"/>c.ii Data Lineage</text:span></text:p>
      <text:p text:style-name="P1"><text:span text:style-name="T1"><text:s text:c="8"/><text:tab/>Let's have a look at the data lineage.</text:span></text:p>
      <text:p text:style-name="P1"><text:span text:style-name="T1"><text:s text:c="8"/><text:tab/>Ups ... Okay because there are only two events.</text:span></text:p>
      <text:p text:style-name="P1"><text:span text:style-name="T1"><text:s text:c="8"/><text:tab/>I am a little bit lost here.</text:span></text:p>
      <text:p text:style-name="P1"><text:span text:style-name="T1"><text:s text:c="8"/><text:tab/>If I click this .. Okay, so this is the data provenance and if I click that, okay.</text:span></text:p>
      <text:p text:style-name="P1"><text:span text:style-name="T1"><text:s text:c="8"/><text:tab/>Sorry, the data lineage, okay.</text:span></text:p>
      <text:p text:style-name="P1"><text:span text:style-name="T1"><text:s text:c="8"/><text:tab/>I am not sure what data lineage means. I don't know what this is saying. It might not be useful for me as a statistician but maybe other people might find it useful whatever it is.</text:span></text:p>
      <text:p text:style-name="P1"><text:span text:style-name="T1"><text:s text:c="8"/><text:tab/>Again, I am not really sure what this is. I am guessing this is stuff I would not be super interested in.</text:span></text:p>
      <text:p text:style-name="P1"><text:span text:style-name="T1"><text:s text:c="8"/><text:tab/>FAIR metadata export that opens up a text, this file here I am guessing.</text:span></text:p>
      <text:p text:style-name="P1"><text:span text:style-name="T1"><text:s text:c="8"/><text:tab/>FAIR data export ... okay so we can export </text:span>these<text:span text:style-name="T1"> things.</text:span></text:p>
      <text:p text:style-name="P1"><text:span text:style-name="T1"><text:s text:c="8"/><text:tab/>This is </text:span>good, okay<text:span text:style-name="T1">.</text:span></text:p>
      <text:p text:style-name="P1"><text:span text:style-name="T1"><text:s text:c="8"/><text:tab/>I got a bit lost there but I figured that out in the end.</text:span></text:p>
      <text:p text:style-name="P1"><text:span text:style-name="T1"><text:s text:c="8"/><text:tab/>I guess if you would have a lot of events the data provenance table would be a lot of information. It tells you the date, county ... There were no definite events there for Dublin, which is fine. Then, the data sets used ... Example data set yeah, okay, cool. To generate this data that is cool.</text:span></text:p>
      <text:p text:style-name="P1"><text:soft-page-break/><text:span text:style-name="T1"><text:s text:c="8"/><text:tab/>Again, I am not sure what the data lineage text </text:span>is<text:span text:style-name="T1"> saying.</text:span></text:p>
      <text:p text:style-name="P1"><text:span text:style-name="T1"><text:s text:c="8"/><text:tab/>I am not sure what data lineage is.</text:span></text:p>
      <text:p text:style-name="P1"><text:span text:style-name="T1"><text:s text:c="8"/>c.iii Full Metadata Exploration</text:span></text:p>
      <text:p text:style-name="P1"><text:span text:style-name="T1"><text:s text:c="8"/><text:tab/>Okay, and the full metadata text is just double Dutch to me.</text:span></text:p>
      <text:p text:style-name="P1"><text:span text:style-name="T1"><text:s text:c="8"/><text:tab/>I don't know if this is a flaw with the UI. This is not just the thing I would know about, so that's okay.</text:span></text:p>
      <text:p text:style-name="P1"><text:span text:style-name="T1"><text:s text:c="4"/>4.d Can you say aloud how many data sets were used for each event in the Data Provenance table?</text:span></text:p>
      <text:p text:style-name="P1"><text:span text:style-name="T1"><text:s text:c="4"/><text:tab/>(The participant reads the sub task again)</text:span></text:p>
      <text:p text:style-name="P1"><text:span text:style-name="T1"><text:s text:c="4"/><text:tab/>So all the data sets are here and I suppose I can count them out. But I am looking </text:span>for the<text:span text:style-name="T1"> </text:span>number somewhere<text:span text:style-name="T1"> that I am missing. I don't think so let's count them ... 20 data sets unless I miscounted. So there seems to be 20 in there.</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The participant reads the sub task again)</text:span></text:p>
      <text:p text:style-name="P1"><text:span text:style-name="T1"><text:s text:c="4"/><text:tab/>Okay, I can look for that ... Ups sorry ... Data use ... The data use comment just seems to be rdfs:about.</text:span></text:p>
      <text:p text:style-name="P1"><text:span text:style-name="T1"><text:s text:c="4"/><text:tab/>Oh there is a comment here ... (The participant reads the data use comment)</text:span></text:p>
      <text:p text:style-name="P1"><text:span text:style-name="T1"><text:s text:c="4"/><text:tab/>So this is the comment you refer to.</text:span></text:p>
      <text:p text:style-name="P1"><text:span text:style-name="T1"><text:s text:c="4"/><text:tab/>What was the other one, sorry? Oh the identification risk</text:span></text:p>
      <text:p text:style-name="P1"><text:span text:style-name="T1"><text:s text:c="4"/><text:tab/>(The participant reads the identification risk comment)</text:span></text:p>
      <text:p text:style-name="P1"><text:span text:style-name="T1"><text:s text:c="4"/><text:tab/>I think this could be written a bit more </text:span>clearly<text:span text:style-name="T1">. There was a typo in: it could be linked.</text:span></text:p>
      <text:p text:style-name="P1"><text:span text:style-name="T1"><text:s text:c="4"/><text:tab/>Okay, let's go for the last one, the dct:license.</text:span></text:p>
      <text:p text:style-name="P1"><text:span text:style-name="T1"><text:s text:c="4"/><text:tab/>The license is creative commons.</text:span></text:p>
      <text:p text:style-name="P1"><text:span text:style-name="T1">5 Explore the data table displayed underneath the metadata buttons. </text:span></text:p>
      <text:p text:style-name="P1"><text:span text:style-name="T1"><text:s text:c="4"/>5.a Can you understand all the column headings when hovering over the abbreviations?</text:span></text:p>
      <text:p text:style-name="P1"><text:span text:style-name="T1"><text:s text:c="4"/><text:tab/>(The participant reads the column headings descriptions)</text:span></text:p>
      <text:p text:style-name="P1"><text:soft-page-break/><text:span text:style-name="T1"><text:s text:c="4"/><text:tab/>So if I click on it, ups, wow. Alright okay, so I accidentally </text:span>got<text:span text:style-name="T1"> rid </text:span>of<text:span text:style-name="T1"> a couple of columns there.</text:span></text:p>
      <text:p text:style-name="P1"><text:span text:style-name="T1"><text:s text:c="4"/><text:tab/>I think this is nice, the tool tips are good.</text:span></text:p>
      <text:p text:style-name="P1"><text:span text:style-name="T1"><text:s text:c="4"/><text:tab/>So this is just pollution data I guess. this one does not have a </text:span>tooltip<text:span text:style-name="T1">. That is why I clicked on the other one. It was obviously the date column but the tool tip did not appear, so I </text:span>thought<text:span text:style-name="T1"> I didn't </text:span>do<text:span text:style-name="T1"> that.</text:span></text:p>
      <text:p text:style-name="P1"><text:span text:style-name="T1"><text:s text:c="4"/><text:tab/> So it is just weather and pollution data.</text:span></text:p>
      <text:p text:style-name="P1"><text:span text:style-name="T1"><text:s text:c="4"/><text:tab/> Okay, toggle columns .... So I can get them back here, that is good.</text:span></text:p>
      <text:p text:style-name="P1"><text:span text:style-name="T1"><text:s text:c="4"/><text:tab/> So if you click on them they disappear. Okay cool.</text:span></text:p>
      <text:p text:style-name="P1"><text:span text:style-name="T1"><text:s text:c="4"/><text:tab/> So obviously this is the event data here and this is the data and time.</text:span></text:p>
      <text:p text:style-name="P1"><text:span text:style-name="T1"><text:s text:c="4"/><text:tab/> Okay midnight ... Yes, it is aggregated over days.</text:span></text:p>
      <text:p text:style-name="P1"><text:span text:style-name="T1"><text:s text:c="4"/>5.b Do you understand the meaning of the cell background colors?</text:span></text:p>
      <text:p text:style-name="P1"><text:span text:style-name="T1"><text:s text:c="4"/><text:tab/>I am guessing this are outliers. Red would be a high outlier and blue a low outlier, that's what I am guessing. I am assuming you are using the rule of thumb where if it is more than 2 standard deviations away or maybe more than 3 standard deviations away. I am guessing that's what it means. This red </text:span>value<text:span text:style-name="T1"> looks pretty high compared to the other values in SO2.</text:span></text:p>
      <text:p text:style-name="P1"><text:span text:style-name="T1"><text:s text:c="4"/><text:tab/>Then, the blue </text:span>seems to have low<text:span text:style-name="T1"> values. Yeah, that I guess are the outliers.</text:span></text:p>
      <text:p text:style-name="P1"><text:span text:style-name="T1"><text:s text:c="4"/>5.c Can you hide columns by using the eye icon next to the column heading or by using the ‘Toggle Columns’ button?</text:span></text:p>
      <text:p text:style-name="P1"><text:span text:style-name="T1"><text:s text:c="4"/><text:tab/>I have already done that by mistake. If I click on the e</text:span>ye, it disappears<text:span text:style-name="T1"> and you can add them back with the toggle columns.</text:span></text:p>
      <text:p text:style-name="P1"><text:span text:style-name="T1"><text:s text:c="4"/><text:tab/>That seems nice. No problems there.</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Is it useful? Yeah, I </text:span>mean it is hard<text:span text:style-name="T1"> to link information. As far as you can link </text:span>from<text:span text:style-name="T1"> a table of numbers it seems fine. I mean visualizations are always better to understand the data instead of a bunch of numbers. I mean as far as you can display data, as informative as it can be, I think it is a good idea to highlight the outliers.</text:span></text:p>
      <text:p text:style-name="P1"><text:span text:style-name="T1"><text:s text:c="4"/><text:tab/>I've just noticed this little button at the bottom. So this is 2014-11 and yeah. Okay this is just the next page of the table.</text:span></text:p>
      <text:p text:style-name="P1"><text:span text:style-name="T1"><text:s text:c="4"/><text:tab/>We do see some missing values here.</text:span></text:p>
      <text:p text:style-name="P1"><text:span text:style-name="T1"><text:s text:c="4"/><text:tab/>Okay, so this is a bit odd. There is a blue box here for a number ... So, yeah, that is a little bit odd here. I noticed that for O3 too. </text:span>There are a lot<text:span text:style-name="T1"> of missing values here and these values are highlighted for some reason which is a little bit odd. I guess what it might be happening is that for these missing values it is substituting them by zero or something. Then, it </text:span>comes<text:span text:style-name="T1"> out as an outlier. So, I think it is </text:span>fine<text:span text:style-name="T1"> that these are empty but if they are missing these probably should not be included in the outlier calculation. That's one </text:span>thing<text:span text:style-name="T1"> you can fix.</text:span></text:p>
      <text:p text:style-name="P1"><text:span text:style-name="T1"><text:s text:c="4"/><text:tab/>Anyway, to go back to what I was saying.</text:span></text:p>
      <text:p text:style-name="P1"><text:span text:style-name="T1"><text:s text:c="4"/><text:tab/>I think this is fine, just highlighting the outliers that is a good idea. Also, having this </text:span>tooltips<text:span text:style-name="T1"> is a good idea.</text:span></text:p>
      <text:p text:style-name="P1"><text:soft-page-break/><text:span text:style-name="T1"><text:s text:c="4"/><text:tab/></text:span>It might<text:span text:style-name="T1"> be a good idea to have the </text:span>tooltips<text:span text:style-name="T1"> for all of them because yeah this one is missing for example.</text:span></text:p>
      <text:p text:style-name="P1"><text:span text:style-name="T1"><text:s text:c="4"/><text:tab/>There is also an arrow button to order the columns when clicked. It is sorting the rows by increasing values of this variable. I can also order them in descending order. The arrows could be a bit bigger because it is easy to accidentally click on the eye icon.</text:span></text:p>
      <text:p text:style-name="P1"><text:span text:style-name="T1"><text:s text:c="4"/><text:tab/>This is a good idea and you can order them back. It might be nice if </text:span>these<text:span text:style-name="T1"> arrows would be a bit bigger.</text:span></text:p>
      <text:p text:style-name="P1"><text:span text:style-name="T1"><text:s text:c="4"/><text:tab/>Maybe adding </text:span>tooltips<text:span text:style-name="T1"> for some of them because they are missing, even if it is obvious for the sake of completeness I suppose.</text:span></text:p>
      <text:p text:style-name="P1"><text:span text:style-name="T1"><text:s text:c="4"/><text:tab/>Highlighting the outliers is a good idea </text:span>just to make<text:span text:style-name="T1"> sure you are not highlighting missing values.</text:span></text:p>
      <text:p text:style-name="P1"><text:span text:style-name="T1"><text:s text:c="4"/><text:tab/>Other than that I think yeah, good idea.</text:span></text:p>
      <text:p text:style-name="P1"><text:span text:style-name="T1"><text:s text:c="4"/>5.e Say aloud if you would add any feature to the current display</text:span></text:p>
      <text:p text:style-name="P1"><text:span text:style-name="T1"><text:s text:c="4"/><text:tab/>Yeah, like I said. Make these arrows bigger and complete the tool tips. I am not sure if there is anything else I would add.</text:span></text:p>
      <text:p text:style-name="P1"><text:span text:style-name="T1"><text:s text:c="4"/><text:tab/>Maybe this is a little bit pedantic, but if I have only asked for days, it may be a good idea to format the date appropriately. You are giving me the time here, which corresponds to midnight. If I just want every hour, it makes sense. If I want days, you can maybe format the dates to the day without the actual time, just getting the literal date.</text:span></text:p>
      <text:p text:style-name="P1"><text:span text:style-name="T1"><text:s text:c="4"/><text:tab/>Other than that I </text:span>think it is pretty<text:span text:style-name="T1"> good.</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Okay so I have to select a particular value here, let's look at PM10.</text:span></text:p>
      <text:p text:style-name="P1"><text:span text:style-name="T1"><text:s text:c="4"/><text:tab/><text:tab/>So the heat map ...</text:span></text:p>
      <text:p text:style-name="P1"><text:span text:style-name="T1"><text:s text:c="4"/><text:tab/><text:tab/>(The participant reads the task again)</text:span></text:p>
      <text:p text:style-name="P1"><text:span text:style-name="T1"><text:s text:c="4"/><text:tab/><text:tab/>I have selected PM10 and there is the heat map. We have a legend here with a gradient of colors. Lower values of PM10 are yellow and high values are dark blue. Then, you have a row for each event. </text:span></text:p>
      <text:p text:style-name="P1"><text:span text:style-name="T1"><text:s text:c="4"/><text:tab/><text:tab/>This is the time window I have asked for.</text:span></text:p>
      <text:p text:style-name="P1"><text:span text:style-name="T1"><text:s text:c="4"/><text:tab/><text:tab/>The graphs are interactive so that is good. If I hover over this box here ... Relative time from the event day -19 for event-147 and then it gives me the exact value 18.8, which is around the middle and it makes sense.</text:span></text:p>
      <text:p text:style-name="P1"><text:span text:style-name="T1"><text:s text:c="4"/><text:tab/><text:tab/>That is nice.</text:span></text:p>
      <text:p text:style-name="P1"><text:soft-page-break/><text:span text:style-name="T1"><text:s text:c="4"/><text:tab/><text:tab/>This smaller heat map underneath it just seems the same heat map as above. I am not sure the usefulness of this or </text:span>what it is for<text:span text:style-name="T1">.</text:span></text:p>
      <text:p text:style-name="P1"><text:span text:style-name="T1"><text:s text:c="4"/><text:tab/><text:tab/>I will select a different one.</text:span></text:p>
      <text:p text:style-name="P1"><text:span text:style-name="T1"><text:s text:c="4"/><text:tab/><text:tab/>Okay, yeah. This is nice. We have some very extreme values that </text:span>are throwing<text:span text:style-name="T1"> </text:span>off the<text:span text:style-name="T1"> gradient here. Along here it is hard to tell the differences because we have a pretty massive event compared to the other. I wouldn't know from the top of my head how you can fix that, you could try and put a maximum color gradient for the outliers. This is kind of awkward to deal </text:span>with sometimes<text:span text:style-name="T1"> when you have outliers. You might want to think about the heat map in the presence of outliers. You have this behavior where the colors kind of blend together. Even though by its own scale this should be more distinct, </text:span>because<text:span text:style-name="T1"> we have this massive value it is throwing off all the gradient. </text:span></text:p>
      <text:p text:style-name="P1"><text:span text:style-name="T1"><text:s text:c="4"/><text:tab/><text:tab/>I just don't really know the purpose of the bottom plot as it seems like the same heat map but compressed. </text:span>I may get the<text:span text:style-name="T1"> usefulness of this if I had more events. If I had 20 events, I would have this huge yolk, it is just a more compressed view of it. It would be more useful if we had more events, it is like a smaller heat map. Maybe this is okay.</text:span></text:p>
      <text:p text:style-name="P1"><text:span text:style-name="T1"><text:s text:c="4"/><text:tab/><text:tab/></text:span>This<text:span text:style-name="T1"> is fine. You can look into resolving the outlier issue.</text:span></text:p>
      <text:p text:style-name="P1"><text:span text:style-name="T1"><text:s text:c="4"/><text:tab/>Box plots</text:span></text:p>
      <text:p text:style-name="P1"><text:span text:style-name="T1"><text:s text:c="4"/><text:tab/><text:tab/>Let's look for PM10 again.</text:span></text:p>
      <text:p text:style-name="P1"><text:span text:style-name="T1"><text:s text:c="4"/><text:tab/><text:tab/>Okay yeah. Again it is nice that the graph is interactive. It is telling us where the quantiles are and the exact values.</text:span></text:p>
      <text:p text:style-name="P1"><text:span text:style-name="T1"><text:s text:c="4"/><text:tab/><text:tab/>So that is nice for event-147 and event-143.</text:span></text:p>
      <text:p text:style-name="P1"><text:span text:style-name="T1"><text:s text:c="4"/><text:tab/><text:tab/>I guess </text:span>these<text:span text:style-name="T1"> are the quantiles within the time window. Let's look at SO2.</text:span></text:p>
      <text:p text:style-name="P1"><text:span text:style-name="T1"><text:s text:c="4"/><text:tab/><text:tab/>We have </text:span>these<text:span text:style-name="T1"> massive outliers. Well a massive outlier, that is nice.</text:span></text:p>
      <text:p text:style-name="P1"><text:span text:style-name="T1"><text:s text:c="4"/><text:tab/><text:tab/>I think personally, you know this isn't like universal advice. I personally don't like the data points down here and if you have the outliers just put them in the graph. My issue here is that you have this point here , which is very hard to see, very small points. I would personally get rid </text:span>of<text:span text:style-name="T1"> the data points. I would just have the box plots and really large points for the outliers. But again some statisticians like to have the data points so you don't have to take this advice as the court law.</text:span></text:p>
      <text:p text:style-name="P1"><text:span text:style-name="T1"><text:s text:c="4"/><text:tab/><text:tab/>We have one value there, not much we can do.</text:span></text:p>
      <text:p text:style-name="P1"><text:span text:style-name="T1"><text:s text:c="4"/><text:tab/><text:tab/>Anyway, I like box plots. It is </text:span>a good<text:span text:style-name="T1"> idea.</text:span></text:p>
      <text:p text:style-name="P1"><text:span text:style-name="T1"><text:s text:c="4"/><text:tab/>Polar plot</text:span></text:p>
      <text:p text:style-name="P1"><text:span text:style-name="T1"><text:s text:c="4"/><text:tab/><text:tab/>Yeah, </text:span>we<text:span text:style-name="T1"> saw this in the last experiment. I remember I said I had never seen these type of plots before. This looks at wind speed in each direction and then it gives you the mean PM10, the average PM10 for that wind speed. It is a good idea. So the color tells you ...</text:span></text:p>
      <text:p text:style-name="P1"><text:span text:style-name="T1"><text:s text:c="4"/><text:tab/><text:tab/>When we had a north-eastern wind of 10 miles/hour values tend to be higher. We can see that south-eastern winds the value of PM10 was much lower.</text:span></text:p>
      <text:p text:style-name="P1"><text:span text:style-name="T1"><text:s text:c="4"/><text:tab/><text:tab/>This is actually quite nice. It is really nice. I had never seen this before myself. It is a really nice way of visualizing data.</text:span></text:p>
      <text:p text:style-name="P1"><text:span text:style-name="T1"><text:s text:c="4"/><text:tab/><text:tab/>It is this kind of </text:span>plot<text:span text:style-name="T1"> that you have to look at them for a second to understand what is going on.</text:span></text:p>
      <text:p text:style-name="P1"><text:span text:style-name="T1"><text:s text:c="4"/><text:tab/><text:tab/>I think that is fine. So yeah.</text:span></text:p>
      <text:p text:style-name="P1"><text:span text:style-name="T1"><text:s text:c="4"/><text:tab/><text:tab/>Let's look at SO2. So the outlier is missing from this graph it seems ... Anyway, we do see a pretty clear correlation between PM10 and the wind speed which maybe it is expected but I don't know much about environmental stuff. Maybe it is obvious but I don't know.</text:span></text:p>
      <text:p text:style-name="P1"><text:soft-page-break/><text:span text:style-name="T1"><text:s text:c="4"/><text:tab/><text:tab/>Yeah you would expect that with rain, so that is cool.</text:span></text:p>
      <text:p text:style-name="P1"><text:span text:style-name="T1"><text:s text:c="4"/>6.c Say aloud if you would add any more visualizations to the current ones</text:span></text:p>
      <text:p text:style-name="P1"><text:span text:style-name="T1"><text:s text:c="4"/><text:tab/>Maybe a histogram. It is nice to </text:span>give<text:span text:style-name="T1"> them alongside with </text:span>box plots<text:span text:style-name="T1"> since it tells you if there are any peaks in the </text:span>data. A box<text:span text:style-name="T1"> plot can't really tell you that but a histogram will so it is nice to have those as well.</text:span></text:p>
      <text:p text:style-name="P1"><text:span text:style-name="T1"><text:s text:c="4"/><text:tab/>Yeah just, I guess the only other thing is the time series plot. Just the basic time series plot. Just a line graph of the variable over the time window you know. That would be nice as well. A basic time series plot of the variable.</text:span></text:p>
      <text:p text:style-name="P1"><text:span text:style-name="T1"><text:s text:c="4"/><text:tab/>Okay so that is fine, task 7.</text:span></text:p>
      <text:p text:style-name="P1"><text:span text:style-name="T1">7 Submit one more query with different input options from the ones used before.</text:span></text:p>
      <text:p text:style-name="P1"><text:span text:style-name="T1"><text:tab/>I will put in different options then.</text:span></text:p>
      <text:p text:style-name="P1"><text:span text:style-name="T1"><text:tab/>Okay, let's say I just want to see the none events in Dublin.</text:span></text:p>
      <text:p text:style-name="P1"><text:span text:style-name="T1"><text:tab/>Well not in Dublin, in Wicklow.</text:span></text:p>
      <text:p text:style-name="P1"><text:span text:style-name="T1"><text:tab/>Let's pick a big number of 100 days with no lag.</text:span></text:p>
      <text:p text:style-name="P1"><text:span text:style-name="T1"><text:tab/>So there are 2 events and 1 environmental data set. Let's say over 100 days, so that is kind of a long period ... Yeah let's select the minimum in the aggregation method.</text:span></text:p>
      <text:p text:style-name="P1"><text:span text:style-name="T1"><text:tab/>I don't know if this is a glitch but this stuff popped up. I am guessing that is not supposed to happen.</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So Q2 only uses 1 data set and the Q1 used 20 data sets</text:span></text:p>
      <text:p text:style-name="P1"><text:span text:style-name="T1"><text:s text:c="8"/>a.ii Do both data sets (Q1 and Q2) have the same license?</text:span></text:p>
      <text:p text:style-name="P1"><text:span text:style-name="T1"><text:s text:c="8"/><text:tab/>So that was dct:license, so I think so. I remember creative commons. This is right by-sa/4.0 I can't remember the exact stuff here but it was creative commons.</text:span></text:p>
      <text:p text:style-name="P1"><text:span text:style-name="T1"><text:s text:c="8"/>a.iii Which of the data tables (Q1 and Q2) seem to have more extreme values (i.e., more colored cell backgrounds)?</text:span></text:p>
      <text:p text:style-name="P1"><text:span text:style-name="T1"><text:s text:c="8"/><text:tab/>Let me get rid of the full metadata text.</text:span></text:p>
      <text:p text:style-name="P1"><text:span text:style-name="T1"><text:s text:c="8"/><text:tab/>We only have one environmental data set so obviously Q1, as Q2 has only O3.</text:span></text:p>
      <text:p text:style-name="P1"><text:span text:style-name="T1"><text:s text:c="4"/>7.b Choose one of the following plots from Heat map, Box Plot and Polar Plot tabs and compare aloud Q1 and Q2 plots.</text:span></text:p>
      <text:p text:style-name="P1"><text:soft-page-break/><text:span text:style-name="T1"><text:s text:c="4"/><text:tab/>Is there a way to directly compare. Oh I see I see. I did not see the query tabs up there before.</text:span></text:p>
      <text:p text:style-name="P1"><text:span text:style-name="T1"><text:s text:c="4"/><text:tab/>It </text:span>opens<text:span text:style-name="T1"> new tabs so you can directly compare them. So yeah obviously. I did not need to check for this particular.</text:span></text:p>
      <text:p text:style-name="P1"><text:span text:style-name="T1"><text:s text:c="4"/><text:tab/>Query ... hold on let me just check something.</text:span></text:p>
      <text:p text:style-name="P1"><text:span text:style-name="T1"><text:s text:c="4"/><text:tab/>So the data provenance table was open again so I don't know if this is a glitch or something I did.</text:span></text:p>
      <text:p text:style-name="P1"><text:span text:style-name="T1"><text:s text:c="4"/><text:tab/>I can see that the tabs have opened up so that is nice to compare them.</text:span></text:p>
      <text:p text:style-name="P1"><text:span text:style-name="T1"><text:s text:c="4"/><text:tab/>(The participant reads the sub task again)</text:span></text:p>
      <text:p text:style-name="P1"><text:span text:style-name="T1"><text:s text:c="4"/><text:tab/>Again, this might not be a great comparison but we can look at the plots for O3.</text:span></text:p>
      <text:p text:style-name="P1"><text:span text:style-name="T1"><text:s text:c="4"/><text:tab/>Okay yeah this might be better if they were in an alphabetical order. I am not sure about this ordering </text:span>but it is better<text:span text:style-name="T1"> alphabetical.</text:span></text:p>
      <text:p text:style-name="P1"><text:span text:style-name="T1"><text:s text:c="4"/><text:tab/>For Q1 only one of the events </text:span>has<text:span text:style-name="T1"> an associated O3 value, so this </text:span>is a high<text:span text:style-name="T1"> probability </text:span>event<text:span text:style-name="T1"> where O3 values are between 25 and 47. The O3 values for none events are very different but it is also another part of the country. This is Wicklow and the other one </text:span>is Dublin<text:span text:style-name="T1">. </text:span>It<text:span text:style-name="T1"> is kind of </text:span>interesting<text:span text:style-name="T1"> that for the high probability events data is much more spread out than it is here in Q2. These two events in Q2 might have lived in different parts of Wicklow as well.</text:span></text:p>
      <text:p text:style-name="P1"><text:span text:style-name="T1"><text:s text:c="4"/>7.c Say aloud if you would add any other feature to help you comprehend better the data at this point</text:span></text:p>
      <text:p text:style-name="P1"><text:span text:style-name="T1"><text:s text:c="4"/><text:tab/>As I said before, just adding a histogram and a time series plot.</text:span></text:p>
      <text:p text:style-name="P1"><text:span text:style-name="T1"><text:s text:c="4"/><text:tab/>It is probably a lot of work to make </text:span>it nice<text:span text:style-name="T1"> and easy but maybe if you could add more grouped box plots. If there is a way to compare O3 and ... Maybe not actually, hold on. Maybe not. I don't know how useful </text:span>it would<text:span text:style-name="T1"> be. I think it would be a lot of work for something </text:span>that wouldn't<text:span text:style-name="T1"> be so useful.</text:span></text:p>
      <text:p text:style-name="P1"><text:span text:style-name="T1"><text:s text:c="4"/><text:tab/>This is fine, I would like to see a histogram and a time series plot. These would be the main things really.</text:span></text:p>
      <text:p text:style-name="P1"><text:span text:style-name="T1">8 Export/download the metadata and data from the first query (Q1)</text:span></text:p>
      <text:p text:style-name="P1"><text:span text:style-name="T1"><text:s text:c="4"/>8.a FAIR data and metadata</text:span></text:p>
      <text:p text:style-name="P1"><text:span text:style-name="T1"><text:s text:c="4"/><text:tab/>This is the data and this the metadata. It is saved as a ttl file, which I have no idea what is </text:span>either<text:span text:style-name="T1"> the rdf file for the data.</text:span></text:p>
      <text:p text:style-name="P1"><text:span text:style-name="T1"><text:s text:c="4"/>8.b Data provenance and Data table as CSV files</text:span></text:p>
      <text:p text:style-name="P1"><text:span text:style-name="T1"><text:s text:c="4"/><text:tab/>Okay, export as CSV files. That's the data table so export.</text:span></text:p>
      <text:p text:style-name="P1"><text:span text:style-name="T1"><text:s text:c="4"/><text:tab/>I have just noticed that the data provenance table and the data table are automatically saved with the same name as default. Maybe </text:span>use more<text:span text:style-name="T1"> informative names like data_prov and data_table, which would be more clear.</text:span></text:p>
      <text:p text:style-name="P1"><text:span text:style-name="T1"><text:s text:c="4"/>8.c Export all data tables at once in the ‘Download All’ tab in the left panel</text:span></text:p>
      <text:p text:style-name="P1"><text:span text:style-name="T1"><text:s text:c="4"/><text:tab/>I </text:span>didn't<text:span text:style-name="T1"> even see that until now. This is a ZIP file, oh Q1.csv and Q2.csv. What is that? Are these the data tables?</text:span></text:p>
      <text:p text:style-name="P1"><text:soft-page-break/><text:span text:style-name="T1"><text:s text:c="4"/><text:tab/>Yeah, so the files are the data tables for each query. Okay, that is useful.</text:span></text:p>
      <text:p text:style-name="P1"><text:span text:style-name="T1"><text:s text:c="4"/><text:tab/>That seems fine.</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ah, I mean I think so. I wouldn't see why not. This would be very useful for me because this is pretty much the exact data I need. So for me I would want all of the events for all of the locations. So I guess one </text:span>thing<text:span text:style-name="T1"> you can do ... If I was to use this and I wanted to export I would want all of these for my particular research. Using the drop down to add in all the locations and </text:span>events is<text:span text:style-name="T1"> pretty time consuming so if there was a way to add them all at once. Maybe there is already an option but it would be nice to add all of them somehow.</text:span></text:p>
      <text:p text:style-name="P1"><text:span text:style-name="T1"><text:s text:c="4"/><text:tab/>I mean this is the whole </text:span>thing<text:span text:style-name="T1">. This is exactly what we want to select by the time window.</text:span></text:p>
      <text:p text:style-name="P1"><text:span text:style-name="T1"><text:s text:c="4"/><text:tab/>Very useful.</text:span></text:p>
      <text:p text:style-name="P1"><text:span text:style-name="T1">9 Finally, could you summarize verbally your </text:span>overall experience<text:span text:style-name="T1"> in completing these tasks using the SERDIF dashboard? </text:span></text:p>
      <text:p text:style-name="P1"><text:span text:style-name="T1"><text:tab/>Yeah, I think this is pretty nice. It has most of the things I think I would want anyway.</text:span></text:p>
      <text:p text:style-name="P1"><text:span text:style-name="T1"><text:tab/>I think this stuff is pretty clear.</text:span></text:p>
      <text:p text:style-name="P1"><text:span text:style-name="T1"><text:tab/>Maybe this could be written a little bit clearer, again scientific data could have been worded more specific.</text:span></text:p>
      <text:p text:style-name="P1"><text:span text:style-name="T1"><text:tab/>If you had an option to just input all at once here.</text:span></text:p>
      <text:p text:style-name="P1"><text:span text:style-name="T1"><text:tab/>This is nice as well, I already know what the events are but I did not see this information button here that tells you the interpretation of the events based on the probabilities.</text:span></text:p>
      <text:p text:style-name="P1"><text:span text:style-name="T1"><text:tab/>You just need a way to get all the data to specify all the data for a certain time window.</text:span></text:p>
      <text:p text:style-name="P1"><text:span text:style-name="T1"><text:tab/>Just some little hiccups here and there. Again, not every column has a tool tip and the outliers, sorry the missing values as the outliers. The missing values should not have been included in the first place in the outlier calculation. That is a big mistake so make sure that is fixed.</text:span></text:p>
      <text:p text:style-name="P1"><text:span text:style-name="T1"><text:tab/>All of the metadata stuff, I don't know how useful it would be for me but it is good that it's here. This confused me as well, when I clicked on data lineage I was confused because I thought these two were the same. Maybe it was a mistake </text:span>on<text:span text:style-name="T1"> my part. Maybe it would be better if you only could have one metadata box open at the time as it is not immediately obvious that another box would appear underneath.</text:span></text:p>
      <text:p text:style-name="P1"><text:span text:style-name="T1"><text:tab/>As I was saying, I don't know if these are particularly useful for me but this is open science stuff. Having all this information here might be useful for somebody, so that is good.</text:span></text:p>
      <text:p text:style-name="P1"><text:span text:style-name="T1"><text:tab/>Having ways of downloading/exporting the data is good as well.</text:span></text:p>
      <text:p text:style-name="P1"><text:span text:style-name="T1"><text:tab/>Might be nice to have a way to throw away a query. Well I don't know if it would be important to have it. Maybe just a small X besides it to throw away the query. If I have a bunch of queries but I only wanted to download three of those in the download all, it might be a bit handy.</text:span></text:p>
      <text:p text:style-name="P1"><text:span text:style-name="T1"><text:tab/>It is good, yeah, a few little hiccups here and there but it is nice. This is all I have to sa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207" meta:word-count="4245" meta:character-count="22885" meta:non-whitespace-character-count="17850"/>
    <meta:generator>LibreOfficeDev/6.0.5.2$Linux_X86_64 LibreOffice_project/</meta:generator>
  </office:meta>
</office:document-meta>
</file>